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1|knows_shield_1|knows_athletics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ironflesh_1|knows_power_throw_3|knows_athletics_2|knows_riding_4|knows_horse_archery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Night_Raven","Dunnish_Night_Raven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1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5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11:38:14.97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3-13T12:23:01.214000000</dc:date>
    <meta:editing-cycles>375</meta:editing-cycles>
    <meta:editing-duration>P5DT1H30M20S</meta:editing-duration>
    <meta:document-statistic meta:table-count="2" meta:cell-count="7111" meta:object-count="0"/>
  </office:meta>
</office:document-meta>
</file>